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44ae" officeooo:paragraph-rsid="001944ae"/>
    </style:style>
    <style:style style:name="P2" style:family="paragraph" style:parent-style-name="Text_20_body">
      <style:text-properties officeooo:rsid="001944ae"/>
    </style:style>
    <style:style style:name="P3" style:family="paragraph" style:parent-style-name="Standard">
      <style:text-properties officeooo:rsid="001944ae" officeooo:paragraph-rsid="001944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projekt célja egy modern, reszponzív konditermi weboldal és belső rendszer létrehozása, amely egyszerre szolgál információs felületként és ügyfélkezelő, foglaló és értékesítő platformként. Az oldal nyitóoldala és bemutató részei regisztráció nélkül is elérhetőek: képgaléria, a terem felszereltségének bemutatása, nyitvatartás, kapcsolat és egyértelmű, könnyen elérhető árlista segíti a látogatót abban, hogy gyorsan megismerje a szolgáltatásokat és lehetőségeket. A nyitvatartás és különleges események kezelése rugalmasan történik, így ünnepnapok vagy időszakos változások egyszerűen megjeleníthetők.</text:p>
      <text:p text:style-name="P2">A weboldalon belül külön szekció foglalkozik a helyben kapható termékekkel — például táplálékkiegészítők, italok vagy edzőfelszerelések —, ezek rövid leírásokkal és információval jelennek meg arról, hogy az adott termék megvásárolható-e helyben vagy csak előrendelés formájában. A felhasználói élmény központi eleme a gyors és egyszerű regisztrációs folyamat, amely után a felhasználók személyes profilt kapnak: alapadatok (név, életkor, testadatok), edzéstörténet, korábbi foglalások és a fejlődés nyomon követésére alkalmas adatok egyaránt tárolhatók, és ezekből automatikusan generálhatóak áttekintő grafikonok a teljesítményváltozásról.</text:p>
      <text:p text:style-name="P2">Az edzőknek saját, részletes profiloldalt biztosítunk, ahol bemutatkozhatnak, feltölthetik fényképüket és megadhatják áraikat; a rendszerben rendelkezésre álló naptár segítségével beállíthatják munkaidejüket, felajánlhatnak vagy lemondhatnak órákat, és kezelhetik a saját foglalásaikat. A foglalási logika úgy épül fel, hogy a felhasználók könnyen átlássák az edzők szabad időpontjait, egyszerűen foglalhassanak és a lemondási szabályok — például ingyenes lemondási időablak — egyértelműen kommunikálva legyenek; későbbi lemondások esetén a rendszer díjfizetési feltételt is képes kezelni. A beléptetés támogatására a rendszer lehetőséget ad belépő kódok (QR vagy vonalkód) kezelésére, így a fizikai bejáratkezeléssel is integrálható.</text:p>
      <text:p text:style-name="P2">A szolgáltatások és tartalmak online értékesítése kulcsfunkció: a felhasználók bérleteket és jegyeket vásárolhatnak, külön foglalhatnak személyi edzést, illetve megvásárolhatják a prémium tartalmakat, például személyre szabott étrendeket vagy oktatóvideókat. A fizetési folyamat integrálható megbízható külső fizetési szolgáltatókkal, bankkártyás fizetés lehetőségével, de a konkrét PSP kiválasztását a megvalósításnál érdemes pontosítani. Az oktatóvideók és más médiatartalmak feltöltését és kezelését az adminok és edzők egyszerű felületen végezhetik, a tartalmak lehetnek ingyenesek vagy fizetősek attól függően, hogy milyen hozzáférési szabályokat határozunk meg.</text:p>
      <text:p text:style-name="P2">Az adminisztrátori felület teljes körű hozzáférést nyújt az üzemeltetőknek: a regisztrált felhasználók és edzők kezelése, a nyitvatartás, árak és oldaltartalmak szerkesztése, valamint audit-logok vezetése biztosítja a változások visszakövethetőségét és az elszámoltathatóságot. A szerepkörök — admin, edző, normál felhasználó — világos jogosultsági rendszerrel szerveződnek, így az egyes funkciókhoz csak a megfelelő jogosultsággal rendelkező felhasználók férnek hozzá. Az adatvédelem és biztonság elsődleges: a rendszer GDPR-kompatibilis adatkezelést biztosít, a jelszavak biztonságos tárolása hash+salt megoldással történik, és a fizetési tranzakciókhoz megbízható, titkosított csatornákat használunk.</text:p>
      <text:p text:style-name="P2">Műszakilag a platform skálázható architektúrára épül: a médiafájlok, különösen a videók és nagy felbontású képek, külső tárhelyen vagy CDN-en tárolódnak a gyors betöltés és költséghatékonyság érdekében. Az értesítési rendszer e-mail és push értesítésekre épül, így a foglalások visszaigazolása, emlékeztetők és lemondási értesítések minden felhasználóhoz megbízhatóan eljutnak. Összességében a rendszer célja, hogy egyszerre legyen felhasználóbarát a látogatók és ügyfelek számára, valamint hatékony és átlátható eszköz az üzemeltetők és edzők munkájához.</text:p>
      <text:p text:style-name="P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2T09:52:28.324166500</meta:creation-date>
    <dc:date>2025-09-12T10:16:28.877738300</dc:date>
    <meta:editing-duration>PT13M13S</meta:editing-duration>
    <meta:editing-cycles>2</meta:editing-cycles>
    <meta:generator>LibreOffice/25.2.5.2$Windows_X86_64 LibreOffice_project/03d19516eb2e1dd5d4ccd751a0d6f35f35e08022</meta:generator>
    <meta:document-statistic meta:table-count="0" meta:image-count="0" meta:object-count="0" meta:page-count="2" meta:paragraph-count="6" meta:word-count="458" meta:character-count="3903" meta:non-whitespace-character-count="3446"/>
  </office:meta>
</office:document-meta>
</file>